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c50d" officeooo:paragraph-rsid="0007c50d"/>
    </style:style>
    <style:style style:name="P2" style:family="paragraph" style:parent-style-name="Standard">
      <style:paragraph-properties fo:text-align="center" style:justify-single-word="false"/>
      <style:text-properties officeooo:rsid="0007c50d" officeooo:paragraph-rsid="0007c50d"/>
    </style:style>
    <style:style style:name="P3" style:family="paragraph" style:parent-style-name="Standard">
      <style:text-properties officeooo:rsid="0007c50d" officeooo:paragraph-rsid="000c23e7"/>
    </style:style>
    <style:style style:name="P4" style:family="paragraph" style:parent-style-name="Standard">
      <style:text-properties officeooo:rsid="0007c50d" officeooo:paragraph-rsid="001c0865"/>
    </style:style>
    <style:style style:name="P5" style:family="paragraph" style:parent-style-name="Standard">
      <style:text-properties officeooo:rsid="0007c50d" officeooo:paragraph-rsid="001ef520"/>
    </style:style>
    <style:style style:name="P6" style:family="paragraph" style:parent-style-name="Standard">
      <style:text-properties officeooo:rsid="0007c50d" officeooo:paragraph-rsid="001f8876"/>
    </style:style>
    <style:style style:name="P7" style:family="paragraph" style:parent-style-name="Standard">
      <style:text-properties officeooo:rsid="0007c50d" officeooo:paragraph-rsid="001febb8"/>
    </style:style>
    <style:style style:name="P8" style:family="paragraph" style:parent-style-name="Standard">
      <style:text-properties officeooo:rsid="0007c50d" officeooo:paragraph-rsid="002c3f7a"/>
    </style:style>
    <style:style style:name="P9" style:family="paragraph" style:parent-style-name="Standard">
      <style:text-properties officeooo:rsid="0007c50d" officeooo:paragraph-rsid="002cddfd"/>
    </style:style>
    <style:style style:name="P10" style:family="paragraph" style:parent-style-name="Standard">
      <style:text-properties fo:font-style="italic" officeooo:rsid="0007c50d" officeooo:paragraph-rsid="0007c50d" style:font-style-asian="italic" style:font-style-complex="italic"/>
    </style:style>
    <style:style style:name="P11" style:family="paragraph" style:parent-style-name="Standard">
      <style:text-properties officeooo:rsid="00091d24" officeooo:paragraph-rsid="00091d24"/>
    </style:style>
    <style:style style:name="P12" style:family="paragraph" style:parent-style-name="Standard">
      <style:text-properties officeooo:rsid="00091d24" officeooo:paragraph-rsid="00092f7e"/>
    </style:style>
    <style:style style:name="P13" style:family="paragraph" style:parent-style-name="Standard">
      <style:text-properties officeooo:rsid="00091d24" officeooo:paragraph-rsid="000a427b"/>
    </style:style>
    <style:style style:name="P14" style:family="paragraph" style:parent-style-name="Standard">
      <style:text-properties officeooo:rsid="00092f7e" officeooo:paragraph-rsid="00092f7e"/>
    </style:style>
    <style:style style:name="P15" style:family="paragraph" style:parent-style-name="Standard">
      <style:text-properties officeooo:rsid="000a427b" officeooo:paragraph-rsid="000a427b"/>
    </style:style>
    <style:style style:name="P16" style:family="paragraph" style:parent-style-name="Standard">
      <style:text-properties officeooo:rsid="000c23e7" officeooo:paragraph-rsid="000c23e7"/>
    </style:style>
    <style:style style:name="P17" style:family="paragraph" style:parent-style-name="Standard">
      <style:text-properties officeooo:rsid="000c98ce" officeooo:paragraph-rsid="000c98ce"/>
    </style:style>
    <style:style style:name="P18" style:family="paragraph" style:parent-style-name="Standard">
      <style:text-properties officeooo:rsid="000ce1f7" officeooo:paragraph-rsid="000ce1f7"/>
    </style:style>
    <style:style style:name="P19" style:family="paragraph" style:parent-style-name="Standard">
      <style:text-properties officeooo:rsid="000ce1f7" officeooo:paragraph-rsid="002513c9"/>
    </style:style>
    <style:style style:name="P20" style:family="paragraph" style:parent-style-name="Standard">
      <style:text-properties officeooo:rsid="000ce1f7" officeooo:paragraph-rsid="0026c0da"/>
    </style:style>
    <style:style style:name="P21" style:family="paragraph" style:parent-style-name="Standard">
      <style:text-properties officeooo:rsid="000dbd29" officeooo:paragraph-rsid="000dbd29"/>
    </style:style>
    <style:style style:name="P22" style:family="paragraph" style:parent-style-name="Standard">
      <style:text-properties officeooo:rsid="000dbd29" officeooo:paragraph-rsid="0026c0da"/>
    </style:style>
    <style:style style:name="P23" style:family="paragraph" style:parent-style-name="Standard">
      <style:text-properties officeooo:rsid="000de296" officeooo:paragraph-rsid="000de296"/>
    </style:style>
    <style:style style:name="P24" style:family="paragraph" style:parent-style-name="Standard">
      <style:text-properties officeooo:rsid="000de296" officeooo:paragraph-rsid="00117bb1"/>
    </style:style>
    <style:style style:name="P25" style:family="paragraph" style:parent-style-name="Standard">
      <style:text-properties officeooo:rsid="000de296" officeooo:paragraph-rsid="000dbd29"/>
    </style:style>
    <style:style style:name="P26" style:family="paragraph" style:parent-style-name="Standard">
      <style:text-properties officeooo:rsid="000dfcc7" officeooo:paragraph-rsid="000dfcc7"/>
    </style:style>
    <style:style style:name="P27" style:family="paragraph" style:parent-style-name="Standard">
      <style:text-properties officeooo:rsid="000dfcc7" officeooo:paragraph-rsid="00118c96"/>
    </style:style>
    <style:style style:name="P28" style:family="paragraph" style:parent-style-name="Standard">
      <style:text-properties officeooo:rsid="000dfcc7" officeooo:paragraph-rsid="001312d3"/>
    </style:style>
    <style:style style:name="P29" style:family="paragraph" style:parent-style-name="Standard">
      <style:text-properties officeooo:rsid="00106447" officeooo:paragraph-rsid="00106447"/>
    </style:style>
    <style:style style:name="P30" style:family="paragraph" style:parent-style-name="Standard">
      <style:text-properties officeooo:rsid="00106447" officeooo:paragraph-rsid="001312d3"/>
    </style:style>
    <style:style style:name="P31" style:family="paragraph" style:parent-style-name="Standard">
      <style:text-properties officeooo:rsid="0011611e" officeooo:paragraph-rsid="0011611e"/>
    </style:style>
    <style:style style:name="P32" style:family="paragraph" style:parent-style-name="Standard">
      <style:text-properties officeooo:paragraph-rsid="0011611e"/>
    </style:style>
    <style:style style:name="P33" style:family="paragraph" style:parent-style-name="Standard">
      <style:text-properties officeooo:rsid="001312d3" officeooo:paragraph-rsid="001312d3"/>
    </style:style>
    <style:style style:name="P34" style:family="paragraph" style:parent-style-name="Standard">
      <style:text-properties officeooo:rsid="001443cd" officeooo:paragraph-rsid="001443cd"/>
    </style:style>
    <style:style style:name="P35" style:family="paragraph" style:parent-style-name="Standard">
      <style:text-properties officeooo:rsid="001443cd" officeooo:paragraph-rsid="0016d55e"/>
    </style:style>
    <style:style style:name="P36" style:family="paragraph" style:parent-style-name="Standard">
      <style:text-properties officeooo:rsid="0015fb8b" officeooo:paragraph-rsid="0015fb8b"/>
    </style:style>
    <style:style style:name="P37" style:family="paragraph" style:parent-style-name="Standard">
      <style:text-properties officeooo:rsid="0015fb8b" officeooo:paragraph-rsid="0016d55e"/>
    </style:style>
    <style:style style:name="P38" style:family="paragraph" style:parent-style-name="Standard">
      <style:text-properties officeooo:rsid="0016d55e" officeooo:paragraph-rsid="0016d55e"/>
    </style:style>
    <style:style style:name="P39" style:family="paragraph" style:parent-style-name="Standard">
      <style:text-properties style:text-position="0% 100%" officeooo:rsid="00092f7e" officeooo:paragraph-rsid="000a427b"/>
    </style:style>
    <style:style style:name="P40" style:family="paragraph" style:parent-style-name="Standard">
      <style:text-properties style:text-position="0% 100%" officeooo:rsid="000a427b" officeooo:paragraph-rsid="000c98ce"/>
    </style:style>
    <style:style style:name="P41" style:family="paragraph" style:parent-style-name="Standard">
      <style:text-properties style:text-position="0% 100%" officeooo:rsid="000a427b" officeooo:paragraph-rsid="000a427b"/>
    </style:style>
    <style:style style:name="P42" style:family="paragraph" style:parent-style-name="Standard">
      <style:text-properties style:text-position="0% 100%" officeooo:rsid="000c23e7" officeooo:paragraph-rsid="000a427b"/>
    </style:style>
    <style:style style:name="P43" style:family="paragraph" style:parent-style-name="Standard">
      <style:text-properties officeooo:rsid="001cd574" officeooo:paragraph-rsid="0007c50d"/>
    </style:style>
    <style:style style:name="P44" style:family="paragraph" style:parent-style-name="Standard">
      <style:text-properties officeooo:rsid="001d640e" officeooo:paragraph-rsid="001f8876"/>
    </style:style>
    <style:style style:name="P45" style:family="paragraph" style:parent-style-name="Standard">
      <style:text-properties officeooo:rsid="001febb8" officeooo:paragraph-rsid="0023ce70"/>
    </style:style>
    <style:style style:name="P46" style:family="paragraph" style:parent-style-name="Standard">
      <style:text-properties officeooo:rsid="0026c0da" officeooo:paragraph-rsid="0026c0da"/>
    </style:style>
    <style:style style:name="P47" style:family="paragraph" style:parent-style-name="Standard">
      <style:text-properties officeooo:rsid="00286fdb" officeooo:paragraph-rsid="00286fdb"/>
    </style:style>
    <style:style style:name="P48" style:family="paragraph" style:parent-style-name="Standard">
      <style:text-properties officeooo:rsid="002c3f7a" officeooo:paragraph-rsid="002c3f7a"/>
    </style:style>
    <style:style style:name="P49" style:family="paragraph" style:parent-style-name="Heading_20_3">
      <style:paragraph-properties fo:break-before="page"/>
    </style:style>
    <style:style style:name="P50" style:family="paragraph" style:parent-style-name="Standard">
      <style:text-properties officeooo:rsid="002c3f7a" officeooo:paragraph-rsid="002c3f7a"/>
    </style:style>
    <style:style style:name="P51" style:family="paragraph" style:parent-style-name="Standard">
      <style:text-properties officeooo:rsid="0007c50d" officeooo:paragraph-rsid="002c3f7a"/>
    </style:style>
    <style:style style:name="P52" style:family="paragraph" style:parent-style-name="Standard">
      <style:text-properties officeooo:rsid="0007c50d" officeooo:paragraph-rsid="0007c50d"/>
    </style:style>
    <style:style style:name="P53" style:family="paragraph" style:parent-style-name="Standard">
      <style:text-properties officeooo:rsid="0007c50d" officeooo:paragraph-rsid="0032acc0"/>
    </style:style>
    <style:style style:name="P54" style:family="paragraph" style:parent-style-name="Standard">
      <style:text-properties officeooo:rsid="002f1599" officeooo:paragraph-rsid="002f1599"/>
    </style:style>
    <style:style style:name="P55" style:family="paragraph" style:parent-style-name="Standard">
      <style:text-properties officeooo:rsid="00091d24" officeooo:paragraph-rsid="002f1599"/>
    </style:style>
    <style:style style:name="P56" style:family="paragraph" style:parent-style-name="Standard">
      <style:text-properties style:text-position="0% 100%" officeooo:rsid="000a427b" officeooo:paragraph-rsid="000c98ce"/>
    </style:style>
    <style:style style:name="P57" style:family="paragraph" style:parent-style-name="Standard">
      <style:text-properties style:text-position="0% 100%" officeooo:rsid="002f1599" officeooo:paragraph-rsid="002f1599"/>
    </style:style>
    <style:style style:name="P58" style:family="paragraph" style:parent-style-name="Standard">
      <style:text-properties officeooo:rsid="000dfcc7" officeooo:paragraph-rsid="000dfcc7"/>
    </style:style>
    <style:style style:name="P59" style:family="paragraph" style:parent-style-name="Standard">
      <style:paragraph-properties fo:break-before="page"/>
      <style:text-properties officeooo:rsid="000dfcc7" officeooo:paragraph-rsid="000dfcc7"/>
    </style:style>
    <style:style style:name="P60" style:family="paragraph" style:parent-style-name="Standard">
      <style:text-properties officeooo:rsid="000dfcc7" officeooo:paragraph-rsid="002f8fa5"/>
    </style:style>
    <style:style style:name="P61" style:family="paragraph" style:parent-style-name="Standard">
      <style:text-properties officeooo:rsid="000dfcc7" officeooo:paragraph-rsid="0032acc0"/>
    </style:style>
    <style:style style:name="P62" style:family="paragraph" style:parent-style-name="Standard">
      <style:text-properties officeooo:rsid="001443cd" officeooo:paragraph-rsid="002f8fa5"/>
    </style:style>
    <style:style style:name="P63" style:family="paragraph" style:parent-style-name="Standard">
      <style:text-properties officeooo:rsid="001443cd" officeooo:paragraph-rsid="0007c50d"/>
    </style:style>
    <style:style style:name="P64" style:family="paragraph" style:parent-style-name="Standard">
      <style:text-properties officeooo:rsid="0015fb8b" officeooo:paragraph-rsid="001443cd"/>
    </style:style>
    <style:style style:name="P65" style:family="paragraph" style:parent-style-name="Standard">
      <style:text-properties officeooo:rsid="00191089" officeooo:paragraph-rsid="00306fe8"/>
    </style:style>
    <style:style style:name="P66" style:family="paragraph" style:parent-style-name="Standard">
      <style:text-properties officeooo:rsid="00191089" officeooo:paragraph-rsid="0030b814"/>
    </style:style>
    <style:style style:name="P67" style:family="paragraph" style:parent-style-name="Standard">
      <style:text-properties officeooo:rsid="00306fe8" officeooo:paragraph-rsid="00306fe8"/>
    </style:style>
    <style:style style:name="P68" style:family="paragraph" style:parent-style-name="Standard">
      <style:text-properties officeooo:rsid="00306fe8" officeooo:paragraph-rsid="0030b814"/>
    </style:style>
    <style:style style:name="P69" style:family="paragraph" style:parent-style-name="Standard">
      <style:text-properties officeooo:rsid="0016d55e" officeooo:paragraph-rsid="00306fe8"/>
    </style:style>
    <style:style style:name="P70" style:family="paragraph" style:parent-style-name="Standard">
      <style:text-properties officeooo:rsid="0030b814" officeooo:paragraph-rsid="0030b814"/>
    </style:style>
    <style:style style:name="P71" style:family="paragraph" style:parent-style-name="Standard">
      <style:text-properties officeooo:rsid="002982b6" officeooo:paragraph-rsid="00306fe8"/>
    </style:style>
    <style:style style:name="P72" style:family="paragraph" style:parent-style-name="Standard">
      <style:text-properties officeooo:rsid="002982b6" officeooo:paragraph-rsid="0030b814"/>
    </style:style>
    <style:style style:name="P73" style:family="paragraph" style:parent-style-name="Standard">
      <style:text-properties officeooo:rsid="002982b6" officeooo:paragraph-rsid="00329eef"/>
    </style:style>
    <style:style style:name="P74" style:family="paragraph" style:parent-style-name="Standard">
      <style:text-properties officeooo:rsid="00329eef" officeooo:paragraph-rsid="00329eef"/>
    </style:style>
    <style:style style:name="P75" style:family="paragraph" style:parent-style-name="Standard">
      <style:text-properties officeooo:rsid="00329eef" officeooo:paragraph-rsid="001443cd"/>
    </style:style>
    <style:style style:name="P76" style:family="paragraph" style:parent-style-name="Standard">
      <style:text-properties officeooo:rsid="00329eef" officeooo:paragraph-rsid="0032acc0"/>
    </style:style>
    <style:style style:name="P77" style:family="paragraph" style:parent-style-name="Standard">
      <style:text-properties officeooo:rsid="001312d3" officeooo:paragraph-rsid="001312d3"/>
    </style:style>
    <style:style style:name="P78" style:family="paragraph" style:parent-style-name="Standard">
      <style:text-properties officeooo:rsid="001312d3" officeooo:paragraph-rsid="00329eef"/>
    </style:style>
    <style:style style:name="P79" style:family="paragraph" style:parent-style-name="Standard">
      <style:text-properties officeooo:paragraph-rsid="0032acc0"/>
    </style:style>
    <style:style style:name="P80" style:family="paragraph" style:parent-style-name="Standard">
      <style:text-properties officeooo:rsid="000dbd29" officeooo:paragraph-rsid="0032acc0"/>
    </style:style>
    <style:style style:name="P81" style:family="paragraph" style:parent-style-name="Standard">
      <style:text-properties officeooo:rsid="0032acc0" officeooo:paragraph-rsid="0032acc0"/>
    </style:style>
    <style:style style:name="P82" style:family="paragraph" style:parent-style-name="Standard" style:list-style-name="L1">
      <style:text-properties officeooo:rsid="0032acc0" officeooo:paragraph-rsid="0032acc0"/>
    </style:style>
    <style:style style:name="P83" style:family="paragraph" style:parent-style-name="Standard">
      <style:text-properties officeooo:rsid="000c98ce" officeooo:paragraph-rsid="000c98ce"/>
    </style:style>
    <style:style style:name="P84" style:family="paragraph" style:parent-style-name="Standard">
      <style:text-properties officeooo:rsid="00345c7b" officeooo:paragraph-rsid="00345c7b"/>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style:text-position="super 58%"/>
    </style:style>
    <style:style style:name="T4" style:family="text">
      <style:text-properties style:text-position="super 58%" officeooo:rsid="00091d24"/>
    </style:style>
    <style:style style:name="T5" style:family="text">
      <style:text-properties style:text-position="super 58%" officeooo:rsid="00092f7e"/>
    </style:style>
    <style:style style:name="T6" style:family="text">
      <style:text-properties style:text-position="super 58%" officeooo:rsid="000c98ce"/>
    </style:style>
    <style:style style:name="T7" style:family="text">
      <style:text-properties style:text-position="super 58%" officeooo:rsid="000ce1f7"/>
    </style:style>
    <style:style style:name="T8" style:family="text">
      <style:text-properties style:text-position="super 58%" officeooo:rsid="000dfcc7"/>
    </style:style>
    <style:style style:name="T9" style:family="text">
      <style:text-properties style:text-position="super 58%" officeooo:rsid="0011611e"/>
    </style:style>
    <style:style style:name="T10" style:family="text">
      <style:text-properties style:text-position="super 58%" officeooo:rsid="001312d3"/>
    </style:style>
    <style:style style:name="T11" style:family="text">
      <style:text-properties style:text-position="super 58%" officeooo:rsid="001443cd"/>
    </style:style>
    <style:style style:name="T12" style:family="text">
      <style:text-properties style:text-position="super 58%" officeooo:rsid="001cd574"/>
    </style:style>
    <style:style style:name="T13" style:family="text">
      <style:text-properties style:text-position="super 58%" officeooo:rsid="002f1599"/>
    </style:style>
    <style:style style:name="T14" style:family="text">
      <style:text-properties style:text-position="super 58%" officeooo:rsid="00329eef"/>
    </style:style>
    <style:style style:name="T15" style:family="text">
      <style:text-properties officeooo:rsid="00091d24"/>
    </style:style>
    <style:style style:name="T16" style:family="text">
      <style:text-properties officeooo:rsid="00092f7e"/>
    </style:style>
    <style:style style:name="T17" style:family="text">
      <style:text-properties style:text-position="0% 100%"/>
    </style:style>
    <style:style style:name="T18" style:family="text">
      <style:text-properties style:text-position="0% 100%" officeooo:rsid="00092f7e"/>
    </style:style>
    <style:style style:name="T19" style:family="text">
      <style:text-properties style:text-position="0% 100%" officeooo:rsid="000a427b"/>
    </style:style>
    <style:style style:name="T20" style:family="text">
      <style:text-properties style:text-position="0% 100%" officeooo:rsid="000c98ce"/>
    </style:style>
    <style:style style:name="T21" style:family="text">
      <style:text-properties style:text-position="0% 100%" officeooo:rsid="000ce1f7"/>
    </style:style>
    <style:style style:name="T22" style:family="text">
      <style:text-properties style:text-position="0% 100%" officeooo:rsid="000dfcc7"/>
    </style:style>
    <style:style style:name="T23" style:family="text">
      <style:text-properties style:text-position="0% 100%" officeooo:rsid="0011611e"/>
    </style:style>
    <style:style style:name="T24" style:family="text">
      <style:text-properties style:text-position="0% 100%" officeooo:rsid="002281e0"/>
    </style:style>
    <style:style style:name="T25" style:family="text">
      <style:text-properties style:text-position="0% 100%" officeooo:rsid="0023ce70"/>
    </style:style>
    <style:style style:name="T26" style:family="text">
      <style:text-properties style:text-position="0% 100%" officeooo:rsid="002f1599"/>
    </style:style>
    <style:style style:name="T27" style:family="text">
      <style:text-properties officeooo:rsid="000c23e7"/>
    </style:style>
    <style:style style:name="T28" style:family="text">
      <style:text-properties officeooo:rsid="000c98ce"/>
    </style:style>
    <style:style style:name="T29" style:family="text">
      <style:text-properties officeooo:rsid="000ce1f7"/>
    </style:style>
    <style:style style:name="T30" style:family="text">
      <style:text-properties officeooo:rsid="000dbd29"/>
    </style:style>
    <style:style style:name="T31" style:family="text">
      <style:text-properties officeooo:rsid="000dfcc7"/>
    </style:style>
    <style:style style:name="T32" style:family="text">
      <style:text-properties officeooo:rsid="000f7b4a"/>
    </style:style>
    <style:style style:name="T33" style:family="text">
      <style:text-properties officeooo:rsid="00106447"/>
    </style:style>
    <style:style style:name="T34" style:family="text">
      <style:text-properties officeooo:rsid="0011611e"/>
    </style:style>
    <style:style style:name="T35" style:family="text">
      <style:text-properties officeooo:rsid="00117bb1"/>
    </style:style>
    <style:style style:name="T36" style:family="text">
      <style:text-properties fo:font-style="italic"/>
    </style:style>
    <style:style style:name="T37" style:family="text">
      <style:text-properties fo:font-weight="bold"/>
    </style:style>
    <style:style style:name="T38" style:family="text">
      <style:text-properties fo:font-weight="bold" officeooo:rsid="00117bb1" style:font-weight-asian="bold" style:font-weight-complex="bold"/>
    </style:style>
    <style:style style:name="T39" style:family="text">
      <style:text-properties fo:font-weight="bold" officeooo:rsid="0011611e" style:font-weight-asian="bold" style:font-weight-complex="bold"/>
    </style:style>
    <style:style style:name="T40" style:family="text">
      <style:text-properties fo:font-weight="bold" officeooo:rsid="0026c0da" style:font-weight-asian="bold" style:font-weight-complex="bold"/>
    </style:style>
    <style:style style:name="T41" style:family="text">
      <style:text-properties officeooo:rsid="00118c96"/>
    </style:style>
    <style:style style:name="T42" style:family="text">
      <style:text-properties officeooo:rsid="001312d3"/>
    </style:style>
    <style:style style:name="T43" style:family="text">
      <style:text-properties officeooo:rsid="001443cd"/>
    </style:style>
    <style:style style:name="T44" style:family="text">
      <style:text-properties officeooo:rsid="0015fb8b"/>
    </style:style>
    <style:style style:name="T45" style:family="text">
      <style:text-properties officeooo:rsid="0016d55e"/>
    </style:style>
    <style:style style:name="T46" style:family="text">
      <style:text-properties style:font-name="Liberation Mono" style:font-name-asian="Liberation Mono" style:font-name-complex="Liberation Mono"/>
    </style:style>
    <style:style style:name="T47" style:family="text">
      <style:text-properties style:font-name="Liberation Mono" officeooo:rsid="0016d55e" style:font-name-asian="Liberation Mono" style:font-name-complex="Liberation Mono"/>
    </style:style>
    <style:style style:name="T48" style:family="text">
      <style:text-properties officeooo:rsid="001878dc"/>
    </style:style>
    <style:style style:name="T49" style:family="text">
      <style:text-properties officeooo:rsid="001aef00"/>
    </style:style>
    <style:style style:name="T50" style:family="text">
      <style:text-properties officeooo:rsid="001c0865"/>
    </style:style>
    <style:style style:name="T51" style:family="text">
      <style:text-properties officeooo:rsid="0007c50d"/>
    </style:style>
    <style:style style:name="T52" style:family="text">
      <style:text-properties officeooo:rsid="001cd574"/>
    </style:style>
    <style:style style:name="T53" style:family="text">
      <style:text-properties officeooo:rsid="001ef520"/>
    </style:style>
    <style:style style:name="T54" style:family="text">
      <style:text-properties officeooo:rsid="00207833"/>
    </style:style>
    <style:style style:name="T55" style:family="text">
      <style:text-properties officeooo:rsid="0020ddb1"/>
    </style:style>
    <style:style style:name="T56" style:family="text">
      <style:text-properties officeooo:rsid="002513c9"/>
    </style:style>
    <style:style style:name="T57" style:family="text">
      <style:text-properties officeooo:rsid="0026c0da"/>
    </style:style>
    <style:style style:name="T58" style:family="text">
      <style:text-properties officeooo:rsid="0026ce68"/>
    </style:style>
    <style:style style:name="T59" style:family="text">
      <style:text-properties officeooo:rsid="002982b6"/>
    </style:style>
    <style:style style:name="T60" style:family="text">
      <style:text-properties officeooo:rsid="002c3f7a"/>
    </style:style>
    <style:style style:name="T61" style:family="text">
      <style:text-properties officeooo:rsid="002cddfd"/>
    </style:style>
    <style:style style:name="T62" style:family="text">
      <style:text-properties officeooo:rsid="002f1599"/>
    </style:style>
    <style:style style:name="T63" style:family="text">
      <style:text-properties officeooo:rsid="002f8fa5"/>
    </style:style>
    <style:style style:name="T64" style:family="text">
      <style:text-properties officeooo:rsid="00306fe8"/>
    </style:style>
    <style:style style:name="T65" style:family="text">
      <style:text-properties fo:font-size="8pt" style:font-size-asian="8pt" style:font-size-complex="8pt"/>
    </style:style>
    <style:style style:name="T66" style:family="text">
      <style:text-properties fo:font-size="8pt" officeooo:rsid="00329eef" style:font-size-asian="8pt" style:font-size-complex="8pt"/>
    </style:style>
    <style:style style:name="T67" style:family="text">
      <style:text-properties officeooo:rsid="00329eef"/>
    </style:style>
    <style:style style:name="T68" style:family="text">
      <style:text-properties officeooo:rsid="0032ac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OO Exponential Propositions</text:p>
      <text:p text:style-name="P2">by Sven Nilsen, 2022</text:p>
      <text:p text:style-name="P1"/>
      <text:p text:style-name="P10">In this paper I present axioms of Exponential Propositions using the semantics of Higher Order Operator Overloading. <text:span text:style-name="T27">I also explain the motivation and development of these axioms.</text:span></text:p>
      <text:p text:style-name="P1"/>
      <text:p text:style-name="P16">Axioms for HOOO Exponential Propositions <text:span text:style-name="T31">where `□` means binary operator `□[¬]` dual operator</text:span>:</text:p>
      <text:p text:style-name="P3"/>
      <text:p text:style-name="P3"><text:span text:style-name="Source_20_Text"><text:tab/>a^b =&gt; (a^b)^c</text:span></text:p>
      <text:p text:style-name="P3"><text:span text:style-name="Source_20_Text"><text:tab/>(a □ b)^c == (a^c □ b^c)</text:span></text:p>
      <text:p text:style-name="P3"><text:span text:style-name="Source_20_Text"><text:tab/>c^(a □ b) == (c^a □[¬] c^b)</text:span></text:p>
      <text:p text:style-name="P8"><text:line-break/><text:span text:style-name="T49">For example, `and[not] &lt;=&gt; or`, therefore `or` is the dual operator of `and`.</text:span></text:p>
      <text:p text:style-name="P8"/>
      <text:p text:style-name="P54">The axioms that use `<text:span text:style-name="T31">□</text:span>` or `<text:span text:style-name="T31">□[¬]</text:span>` are called “axiom schemes”.</text:p>
      <text:p text:style-name="P8"/>
      <text:p text:style-name="P48">These axioms are not complete<text:span text:style-name="T62">ly figured out</text:span>: It is currently unknown which axioms are constructive and which are classical (requries excluded middle). <text:span text:style-name="T62">Since this requires further work, I decided to continue to work on this as part of the development of the Prop</text:span><text:span text:style-name="T13"><text:reference-ref text:reference-format="text" text:ref-name="prop">[1]</text:reference-ref></text:span><text:span text:style-name="T62"> library and update this paper when finished. At this moment, I am guessing that the non-dual axiom scheme does not require excluded middle.</text:span><text:line-break/><text:line-break/>For example, the following axiom is believed to be classical:</text:p>
      <text:p text:style-name="P8"/>
      <text:p text:style-name="P8"><text:span text:style-name="Source_20_Text"><text:tab/>c^(a ⋀ b) =&gt; (c^a ⋁ c^b)<text:tab/><text:tab/></text:span><text:span text:style-name="Source_20_Text"><text:span text:style-name="T60">(a ⋁ ¬a)<text:tab/>(b ⋁ ¬b)<text:tab/>(c ⋁ ¬c)</text:span></text:span><text:line-break/><text:line-break/><text:span text:style-name="T60">The reverse has a constructive proof:</text:span></text:p>
      <text:p text:style-name="P8"/>
      <text:p text:style-name="P9"><text:span text:style-name="Source_20_Text">∴<text:tab/>(c^a ⋁ c^b) </text:span><text:span text:style-name="Source_20_Text"><text:span text:style-name="T60">=&gt; </text:span></text:span><text:span text:style-name="Source_20_Text">c^(a ⋀ b)</text:span></text:p>
      <text:p text:style-name="P9"><text:span text:style-name="Source_20_Text"/></text:p>
      <text:p text:style-name="P9"><text:span text:style-name="Source_20_Text">∵<text:tab/>(a^c ⋀ b^c) =&gt; (a ⋀ b)^c</text:span></text:p>
      <text:p text:style-name="P9"><text:span text:style-name="Source_20_Text">∵<text:tab/>(a =&gt; b)^c =&gt; (a^c =&gt; b^c)</text:span><text:line-break/></text:p>
      <text:p text:style-name="P48">This proof holds if and only if the <text:span text:style-name="T61">two axioms below holds.</text:span></text:p>
      <text:p text:style-name="P8"/>
      <text:p text:style-name="P45">It <text:span text:style-name="T54">is not necessary to </text:span><text:span text:style-name="T55">start with the </text:span><text:span text:style-name="T62">full </text:span><text:span text:style-name="T55">two axiom schemes, because some axioms within the schemes can be derived from the others. However, these axioms schemes are considered the axioms of HOOO Exponential Propositions due to the symmetry.</text:span></text:p>
      <text:p text:style-name="P45"/>
      <text:p text:style-name="P46">It might be surprising to somebody that symmetry and not <text:span text:style-name="T58">common sense </text:span>intuition should guide the choice of axioms for some theory. <text:span text:style-name="T58">I am simply going to disregard that view and go for symmetry. </text:span><text:span text:style-name="T62">I like the axioms this way because they are operational and minimalistic in some sense. </text:span><text:span text:style-name="T67">I can prove a lot of theorems, even derive axioms for Modal Logic</text:span><text:span text:style-name="T14"><text:reference-ref text:reference-format="text" text:ref-name="modal logic">[2]</text:reference-ref></text:span><text:span text:style-name="T67">.</text:span></text:p>
      <text:p text:style-name="P7"><text:line-break/><text:span text:style-name="T49">The `^` operator can be thought of as </text:span><text:span text:style-name="T50">a reverse turnstile `⊢` binary operator, or </text:span><text:span text:style-name="T52">the sequent</text:span><text:span text:style-name="T12"><text:reference-ref text:reference-format="text" text:ref-name="sequent">[3]</text:reference-ref></text:span><text:span text:style-name="T52">:</text:span></text:p>
      <text:p text:style-name="P1"/>
      <text:p text:style-name="P4"><text:span text:style-name="Source_20_Text"><text:tab/></text:span><text:span text:style-name="Source_20_Text"><text:span text:style-name="T50">⊢ (x =&gt; y)<text:tab/>&lt;=&gt;<text:tab/>y^x</text:span></text:span></text:p>
      <text:p text:style-name="P5"/>
      <text:p text:style-name="P5"><text:span text:style-name="T52">Th</text:span><text:span text:style-name="T55">e</text:span><text:span text:style-name="T52"> syntactical choice of `^` is ergonomic as it has an intuitive operator presedence in algebra.</text:span></text:p>
      <text:p text:style-name="P44"/>
      <text:p text:style-name="P44"><text:soft-page-break/>Translated, the axioms can be represented using sequents:<text:line-break/><text:line-break/><text:span text:style-name="Source_20_Text"><text:span text:style-name="T51"><text:tab/></text:span></text:span><text:span text:style-name="Source_20_Text"><text:span text:style-name="T50">⊢ </text:span></text:span><text:span text:style-name="Source_20_Text">(</text:span><text:span text:style-name="Source_20_Text"><text:span text:style-name="T50">⊢ (</text:span></text:span><text:span text:style-name="Source_20_Text">b</text:span><text:span text:style-name="Source_20_Text"><text:span text:style-name="T50"> =&gt; </text:span></text:span><text:span text:style-name="Source_20_Text">a</text:span><text:span text:style-name="Source_20_Text"><text:span text:style-name="T50">)</text:span></text:span><text:span text:style-name="Source_20_Text">) ⋀ (d </text:span><text:span text:style-name="Source_20_Text"><text:span text:style-name="T50">⊢ </text:span></text:span><text:span text:style-name="Source_20_Text">c)</text:span><text:span text:style-name="Source_20_Text"><text:span text:style-name="T51"> =&gt; </text:span></text:span><text:span text:style-name="Source_20_Text"><text:span text:style-name="T46">(</text:span></text:span><text:span text:style-name="Source_20_Text"><text:span text:style-name="T50">⊢ (</text:span></text:span><text:span text:style-name="Source_20_Text">c</text:span><text:span text:style-name="Source_20_Text"><text:span text:style-name="T50"> =&gt; ⊢ (</text:span></text:span><text:span text:style-name="Source_20_Text">b</text:span><text:span text:style-name="Source_20_Text"><text:span text:style-name="T50"> =&gt; </text:span></text:span><text:span text:style-name="Source_20_Text">a</text:span><text:span text:style-name="Source_20_Text"><text:span text:style-name="T50">))</text:span></text:span><text:span text:style-name="Source_20_Text">)</text:span></text:p>
      <text:p text:style-name="P6"><text:span text:style-name="Source_20_Text"><text:tab/></text:span><text:span text:style-name="Source_20_Text"><text:span text:style-name="T50">⊢ </text:span></text:span><text:span text:style-name="Source_20_Text"><text:span text:style-name="T53">(c </text:span></text:span><text:span text:style-name="Source_20_Text"><text:span text:style-name="T50">⊢ </text:span></text:span><text:span text:style-name="Source_20_Text">(a □ b)</text:span><text:span text:style-name="Source_20_Text"><text:span text:style-name="T53">)</text:span></text:span><text:span text:style-name="Source_20_Text"> == (</text:span><text:span text:style-name="Source_20_Text"><text:span text:style-name="T53">(c </text:span></text:span><text:span text:style-name="Source_20_Text"><text:span text:style-name="T50">⊢ </text:span></text:span><text:span text:style-name="Source_20_Text">a</text:span><text:span text:style-name="Source_20_Text"><text:span text:style-name="T53">)</text:span></text:span><text:span text:style-name="Source_20_Text"> □ </text:span><text:span text:style-name="Source_20_Text"><text:span text:style-name="T53">(c </text:span></text:span><text:span text:style-name="Source_20_Text"><text:span text:style-name="T50">⊢ </text:span></text:span><text:span text:style-name="Source_20_Text">b)</text:span><text:span text:style-name="Source_20_Text"><text:span text:style-name="T53">)</text:span></text:span></text:p>
      <text:p text:style-name="P44"><text:span text:style-name="Source_20_Text"><text:span text:style-name="T51"><text:tab/></text:span></text:span><text:span text:style-name="Source_20_Text"><text:span text:style-name="T50">⊢ </text:span></text:span><text:span text:style-name="Source_20_Text"><text:span text:style-name="T51">(a □ b) </text:span></text:span><text:span text:style-name="Source_20_Text"><text:span text:style-name="T50">⊢ </text:span></text:span><text:span text:style-name="Source_20_Text"><text:span text:style-name="T53">c)</text:span></text:span><text:span text:style-name="Source_20_Text"><text:span text:style-name="T51"> == (</text:span></text:span><text:span text:style-name="Source_20_Text"><text:span text:style-name="T53">(a </text:span></text:span><text:span text:style-name="Source_20_Text"><text:span text:style-name="T50">⊢ </text:span></text:span><text:span text:style-name="Source_20_Text"><text:span text:style-name="T51">c</text:span></text:span><text:span text:style-name="Source_20_Text"><text:span text:style-name="T53">)</text:span></text:span><text:span text:style-name="Source_20_Text"><text:span text:style-name="T51"> □[¬] </text:span></text:span><text:span text:style-name="Source_20_Text"><text:span text:style-name="T53">(b </text:span></text:span><text:span text:style-name="Source_20_Text"><text:span text:style-name="T50">⊢ </text:span></text:span><text:span text:style-name="Source_20_Text"><text:span text:style-name="T51">c)</text:span></text:span><text:span text:style-name="Source_20_Text"><text:span text:style-name="T53">)</text:span></text:span></text:p>
      <text:p text:style-name="P43"/>
      <text:p text:style-name="P16">The rest of this paper explain what the `^` operator means, <text:span text:style-name="T28">why and how it was developed.</text:span></text:p>
      <text:p text:style-name="P1"/>
      <text:h text:style-name="Heading_20_3" text:outline-level="3">Function pointers as exponential objects</text:h>
      <text:p text:style-name="P1">Higher Order Operator Overloading<text:span text:style-name="T3"><text:reference-ref text:reference-format="text" text:ref-name="hooo">[4]</text:reference-ref></text:span> (HOOO) is a technique where operators <text:span text:style-name="T15">(usually binary)</text:span> are extended <text:span text:style-name="T15">to functions that operat</text:span><text:span text:style-name="T28">e</text:span><text:span text:style-name="T15"> on the same source of data. This technique is often used to simplify proofs both conceptually and syntactically</text:span><text:span text:style-name="T4"><text:reference-ref text:reference-format="text" text:ref-name="hooo reading sequence">[5]</text:reference-ref></text:span><text:span text:style-name="T15">. </text:span><text:span text:style-name="T43">More about this will come later in the paper.</text:span></text:p>
      <text:p text:style-name="P1"/>
      <text:p text:style-name="P12">It turns out that in proof semantics, there is a significant distinction between lambdas (or closures) and function <text:span text:style-name="T16">pointer</text:span>s that are not allowed to capture variables from the environment. <text:span text:style-name="T16">Assume that there is a function pointer `f` of type `A → B` and a lambda `g` of type `A → B`:</text:span></text:p>
      <text:p text:style-name="P12"/>
      <text:p text:style-name="P12"><text:span text:style-name="Source_20_Text"><text:tab/></text:span><text:span text:style-name="Source_20_Text"><text:span text:style-name="T16">f : fn(A) → B</text:span></text:span><text:span text:style-name="T16"><text:tab/><text:tab/>`f` is a function that does not capture from the environment</text:span></text:p>
      <text:p text:style-name="P55"><text:span text:style-name="Source_20_Text"><text:tab/></text:span><text:span text:style-name="Source_20_Text"><text:span text:style-name="T16">g : \(A) → B</text:span></text:span><text:span text:style-name="T16"><text:tab/><text:tab/>`g` is a lambda that can capture from the environment</text:span></text:p>
      <text:p text:style-name="P55"/>
      <text:p text:style-name="P55"><text:span text:style-name="T16">In general, when this distinction is irrelevant, one simply talks about functions:</text:span></text:p>
      <text:p text:style-name="P14"/>
      <text:p text:style-name="P14"><text:span text:style-name="Source_20_Text"><text:tab/>h : A → B</text:span><text:tab/><text:tab/>`h` might be a function pointer or lambda</text:p>
      <text:p text:style-name="P12"/>
      <text:p text:style-name="P13"><text:span text:style-name="T16">Using the Curry-Howard correspondence</text:span><text:span text:style-name="T5"><text:reference-ref text:reference-format="text" text:ref-name="curry-howard correspondence">[6]</text:reference-ref></text:span><text:span text:style-name="T18">, `f, g, h` are proofs of `A =&gt; B` in constructive logic</text:span><text:span text:style-name="T5"><text:reference-ref text:reference-format="text" text:ref-name="ipl">[7]</text:reference-ref></text:span><text:span text:style-name="T18">. </text:span><text:span text:style-name="T25">Yet</text:span><text:span text:style-name="T24">, the </text:span><text:span text:style-name="T26">proof </text:span><text:span text:style-name="T24">strength varies between `f` and `g, </text:span><text:span text:style-name="T25">h</text:span><text:span text:style-name="T24">`.</text:span></text:p>
      <text:p text:style-name="P39"/>
      <text:p text:style-name="P40">For every function pointer, there exists a corresponding lambda, but not vice versa. Therefore, `f` is a proof of a stronger statement of `A =&gt; B` as a proposition compared to `g` and `h`. In general, one can use lambdas only when the distinction between function pointers and lambdas is irrelevant. </text:p>
      <text:p text:style-name="P42"/>
      <text:p text:style-name="P13"><text:span text:style-name="T20">Now, using exponential objects</text:span><text:span text:style-name="T6"><text:reference-ref text:reference-format="text" text:ref-name="exponential object">[8]</text:reference-ref></text:span><text:span text:style-name="T20"> from Category Theory, I introduce a new operator `^`:</text:span></text:p>
      <text:p text:style-name="P41"/>
      <text:p text:style-name="P13"><text:span text:style-name="Source_20_Text"><text:span text:style-name="T19"><text:tab/></text:span></text:span><text:span text:style-name="Source_20_Text"><text:span text:style-name="T20">B</text:span></text:span><text:span text:style-name="Source_20_Text"><text:span text:style-name="T19">^</text:span></text:span><text:span text:style-name="Source_20_Text"><text:span text:style-name="T20">A</text:span></text:span><text:span text:style-name="T19"><text:tab/><text:tab/><text:tab/>`</text:span><text:span text:style-name="T20">B</text:span><text:span text:style-name="T19">` is provable from `</text:span><text:span text:style-name="T20">A</text:span><text:span text:style-name="T19">` without any further assumptions</text:span></text:p>
      <text:p text:style-name="P41"/>
      <text:p text:style-name="P17"><text:span text:style-name="T19">N</text:span><text:span text:style-name="T17">otice that when using `→` one writes `A` first and `B` second, while the `^` operator writes `B` first and `A` second. When working with `^` only, in logical notation </text:span><text:span text:style-name="T21">without proofs</text:span><text:span text:style-name="T17">, it is common to write e.g. `a^b` </text:span><text:span text:style-name="T21">when `a` is provable from `b`, to make it easier to read (like ordinary algebra).</text:span></text:p>
      <text:p text:style-name="P40"/>
      <text:p text:style-name="P57">Another intuition of `^` is that one can think about it as a “where” statement.</text:p>
      <text:p text:style-name="P57"/>
      <text:p text:style-name="P57">For example, in standard mathematics it is common to make statements such as:</text:p>
      <text:p text:style-name="P57"/>
      <text:p text:style-name="P57"><text:tab/>1 / x<text:tab/>where x != 0</text:p>
      <text:p text:style-name="P40"/>
      <text:p text:style-name="P57">The only difference is that “where” is replaced by `^` and both sides need to be propositions.</text:p>
      <text:p text:style-name="P40"/>
      <text:p text:style-name="P17"><text:span text:style-name="T19"/></text:p>
      <text:h text:style-name="P49" text:outline-level="3"><text:span text:style-name="T19">F</text:span><text:span text:style-name="T17">unction pointers as propositions</text:span></text:h>
      <text:p text:style-name="P17"><text:span text:style-name="T19">T</text:span><text:span text:style-name="T17">he idea is to start thinking about `</text:span><text:span text:style-name="T21">a^b</text:span><text:span text:style-name="T17">` as a proposition </text:span><text:span text:style-name="T21">itself. </text:span><text:span text:style-name="T19">I realized that this could be used to solve a problem in Path Semantic</text:span><text:span text:style-name="T21">s</text:span><text:span text:style-name="T7"><text:reference-ref text:reference-format="text" text:ref-name="path semantics">[9]</text:reference-ref></text:span><text:span text:style-name="T19">, </text:span><text:span text:style-name="T21">where the qubit operator `~`</text:span><text:span text:style-name="T7"><text:reference-ref text:reference-format="text" text:ref-name="path semantical qubit">[10]</text:reference-ref></text:span><text:span text:style-name="T21"> requires a stronger notion of equality to allow substitution in the argument:</text:span></text:p>
      <text:p text:style-name="P1"/>
      <text:p text:style-name="P1"><text:span text:style-name="Source_20_Text"><text:tab/></text:span><text:span text:style-name="Source_20_Text"><text:span text:style-name="T29">~a ⋀ (a == b)^⊤ <text:s/>=&gt; <text:s/>~b</text:span></text:span></text:p>
      <text:p text:style-name="P1"/>
      <text:p text:style-name="P19">Here, `(a == b)^⊤` means that `a == b` can be proved without needing any assumptions. <text:span text:style-name="T30">The symbol `</text:span>⊤<text:span text:style-name="T30">` means “true” and it works because nothing can be proved from “true”, which is not already provable </text:span><text:span text:style-name="T62">without making any assumptions</text:span><text:span text:style-name="T30">.</text:span></text:p>
      <text:p text:style-name="P20"/>
      <text:p text:style-name="P22">This stronger notion of equality corresponds to tautological equality.</text:p>
      <text:p text:style-name="P21"/>
      <text:p text:style-name="P21">In classical logic, one can think about `~a` as generating a new pseudo-random<text:span text:style-name="T3"><text:reference-ref text:reference-format="text" text:ref-name="pseudorandomness">[11]</text:reference-ref></text:span> proposition using `a` as a seed. <text:span text:style-name="T56">This works by depending on the entire bit sequence of</text:span> `a`, <text:span text:style-name="T57">but in a such way that the order of bits is not revealed</text:span>. <text:span text:style-name="T56">This is possible because in </text:span><text:span text:style-name="T57">normal </text:span><text:span text:style-name="T56">logic there are no branches, so in principle one can check the entire proof in `O(1)` using bit sequences for each argument proposition. A little counter-intuitively, e</text:span>ven <text:span text:style-name="T56">`~` takes</text:span> only a single bit <text:span text:style-name="T56">at a time</text:span>, one can not substitute `a` with `b` using `a == b`. <text:span text:style-name="T56">It is the randomness that makes the `~` operator depending on the entire bit sequence of `a`. </text:span>However, if `b` is provably equal to `a` without any assumptions, then this operation is allowed.</text:p>
      <text:p text:style-name="P25"/>
      <text:p text:style-name="P23">Logicians might recognize th<text:span text:style-name="T31">e statements above as sequents</text:span><text:span text:style-name="T8"><text:reference-ref text:reference-format="text" text:ref-name="sequent">[3]</text:reference-ref></text:span><text:span text:style-name="T22">, </text:span><text:span text:style-name="T23">or natural deductions</text:span><text:span text:style-name="T9"><text:reference-ref text:reference-format="text" text:ref-name="natural deduction">[12]</text:reference-ref></text:span><text:span text:style-name="T31">:</text:span></text:p>
      <text:p text:style-name="P23"/>
      <text:p text:style-name="P23"><text:tab/><text:span text:style-name="T38">HOOO<text:tab/>S</text:span><text:span text:style-name="T39">equent <text:s text:c="9"/></text:span><text:span text:style-name="T38">N</text:span><text:span text:style-name="T39">atural deduction<text:tab/></text:span><text:span text:style-name="T40">Name</text:span></text:p>
      <text:p text:style-name="P24"><text:span text:style-name="Source_20_Text"><text:tab/>x^</text:span><text:span text:style-name="Source_20_Text"><text:span text:style-name="T29">⊤</text:span></text:span><text:span text:style-name="Source_20_Text"><text:tab/><text:tab/>⊢ </text:span><text:span text:style-name="Source_20_Text"><text:span text:style-name="T31">x<text:tab/><text:tab/></text:span></text:span><text:span text:style-name="Source_20_Text">⊢ </text:span><text:span text:style-name="Source_20_Text"><text:span text:style-name="T31">x<text:tab/><text:tab/><text:tab/></text:span></text:span><text:span text:style-name="Source_20_Text"><text:span text:style-name="T57">tautology</text:span></text:span></text:p>
      <text:p text:style-name="P24"><text:span text:style-name="Source_20_Text"><text:tab/>⊥^x<text:tab/><text:tab/></text:span><text:span text:style-name="Source_20_Text"><text:span text:style-name="T31">x </text:span></text:span><text:span text:style-name="Source_20_Text">⊢<text:tab/><text:tab/></text:span><text:span text:style-name="Source_20_Text"><text:span text:style-name="T34">x </text:span></text:span><text:span text:style-name="Source_20_Text">⊢ ⊥<text:tab/><text:tab/></text:span><text:span text:style-name="Source_20_Text"><text:span text:style-name="T57">paradox</text:span></text:span></text:p>
      <text:p text:style-name="P26"/>
      <text:p text:style-name="P60">One difference is that `^` <text:span text:style-name="T35">is </text:span>a binary propositional operator. <text:span text:style-name="T41">A</text:span> binary propositional operator requires two arguments, which both need to be propositions.</text:p>
      <text:p text:style-name="P60"/>
      <text:p text:style-name="P60">A sequent can have multiple arguments at both sides, or even zero arguments, <text:span text:style-name="T35">which might not be propositions. A natural deduction can have multiple arguments on the left side, </text:span><text:span text:style-name="T41">or even zero arguments, </text:span><text:span text:style-name="T57">but needs an argument on the right side</text:span><text:span text:style-name="T41">.</text:span></text:p>
      <text:p text:style-name="P26"/>
      <text:p text:style-name="P27">Another difference is that the semantics of `^` is grounded in function pointers. <text:span text:style-name="T41">Sequents and natural deductions are grounded in proof semantics. The one-to-one translation between function pointers and proofs is what the Curry-Howard correspondence is about.</text:span></text:p>
      <text:p text:style-name="P27"/>
      <text:p text:style-name="P47">Yet, it is possible that the choice of axioms might yield interesting theories using function pointers, that have no direct analogue in proof semantics. This is about leveraging function pointers as exponential objects in the way they differ from lambdas.</text:p>
      <text:p text:style-name="P27"/>
      <text:p text:style-name="P28">When a programming language using a distinction between function pointers and lambdas is formalized in <text:span text:style-name="T32">logic, the formation rules of `^` follows from which function pointers can be constructed. This corresponds to which programs are valid in a given programming language. </text:span></text:p>
      <text:p text:style-name="P28"/>
      <text:p text:style-name="P28"><text:span text:style-name="T32">However, since </text:span><text:span text:style-name="T33">function pointers can be passed around </text:span><text:span text:style-name="T42">by arbitray complex algorithms</text:span><text:span text:style-name="T33">, it is no</text:span><text:span text:style-name="T63">n-</text:span><text:span text:style-name="T33">trivial which programs correspond to valid proofs. </text:span><text:span text:style-name="T42">The type system in many programming languages do not check all properties of programs required for the Curry-Howard correspondence to hold in all cases.</text:span></text:p>
      <text:h text:style-name="Heading_20_3" text:outline-level="3"><text:soft-page-break/>Checking proofs for circular reasoning (recursion)</text:h>
      <text:p text:style-name="P28"><text:span text:style-name="T42">When I developed the axioms for HOOO Exponential Propositions, I had to write a script (using Dyon</text:span><text:span text:style-name="T10"><text:reference-ref text:reference-format="text" text:ref-name="dyon">[13]</text:reference-ref></text:span><text:span text:style-name="T42">) that checks the code for the HOOO module that no theorem calls itself recursively. The library being developed is Prop</text:span><text:span text:style-name="T10"><text:reference-ref text:reference-format="text" text:ref-name="prop">[1]</text:reference-ref></text:span><text:span text:style-name="T42"> (Propositional Logic with types in Rust).</text:span></text:p>
      <text:p text:style-name="P28"/>
      <text:p text:style-name="P30">For example, when a function calls itself, it can be used to prove `b^a` for any `b`:</text:p>
      <text:p text:style-name="P29"/>
      <text:p text:style-name="P29"><text:span text:style-name="Source_20_Text"><text:tab/>f(x : A) := f(x)<text:tab/><text:tab/>f : A → B</text:span></text:p>
      <text:p text:style-name="P29"/>
      <text:p text:style-name="P33">This is not a valid proof, but in programming languages where self recursion is allowed, there might be no check <text:span text:style-name="T43">that `f` will terminate. In fact, this problem is unsolvable (undecidable) in general, known as the Halting problem</text:span><text:span text:style-name="T11"><text:reference-ref text:reference-format="text" text:ref-name="halting problem">[14]</text:reference-ref></text:span><text:span text:style-name="T43">.</text:span></text:p>
      <text:p text:style-name="P33"/>
      <text:h text:style-name="Heading_20_3" text:outline-level="3">Theorem proving using HOOO Exponential Propositions</text:h>
      <text:p text:style-name="P34">The insight that lead to the development of HOOO Exponential Propositions, was the idea that the propositional semantics of `^` could use the semantics of Higher Order Operator Overloading<text:span text:style-name="T3"><text:reference-ref text:reference-format="text" text:ref-name="hooo">[4]</text:reference-ref></text:span>.</text:p>
      <text:p text:style-name="P34"/>
      <text:p text:style-name="P34">For example:</text:p>
      <text:p text:style-name="P34"/>
      <text:p text:style-name="P34"><text:span text:style-name="Source_20_Text"><text:tab/>a^</text:span><text:span text:style-name="Source_20_Text"><text:span text:style-name="T44">c</text:span></text:span><text:span text:style-name="Source_20_Text"> == b^</text:span><text:span text:style-name="Source_20_Text"><text:span text:style-name="T44">c</text:span></text:span></text:p>
      <text:p text:style-name="P34"/>
      <text:p text:style-name="P34">Here, I state that the propositional truth of `a^<text:span text:style-name="T44">c</text:span>` equals the propositional truth of `b^<text:span text:style-name="T44">c</text:span>`. This mode of reasoning is difficult to wrap one’s head around in the beginning <text:span text:style-name="T44">because one is used to think about propositions like `a == b`. To understand what is going on here, I will translate the above to lambdas:</text:span></text:p>
      <text:p text:style-name="P34"/>
      <text:p text:style-name="P62"><text:span text:style-name="Source_20_Text">∴<text:tab/></text:span><text:span text:style-name="Source_20_Text"><text:span text:style-name="T44">f == g <text:s/>&lt;</text:span></text:span><text:span text:style-name="Source_20_Text"><text:span text:style-name="T63">=&gt; <text:s/></text:span></text:span><text:span text:style-name="Source_20_Text"><text:span text:style-name="T44">\(</text:span></text:span><text:span text:style-name="Source_20_Text"><text:span text:style-name="T45">x</text:span></text:span><text:span text:style-name="Source_20_Text"><text:span text:style-name="T44">) = (f(</text:span></text:span><text:span text:style-name="Source_20_Text"><text:span text:style-name="T47">x</text:span></text:span><text:span text:style-name="Source_20_Text"><text:span text:style-name="T44">) == g(</text:span></text:span><text:span text:style-name="Source_20_Text"><text:span text:style-name="T45">x</text:span></text:span><text:span text:style-name="Source_20_Text"><text:span text:style-name="T44">))</text:span></text:span></text:p>
      <text:p text:style-name="P34"><text:span text:style-name="Source_20_Text"/></text:p>
      <text:p text:style-name="P35"><text:span text:style-name="Source_20_Text">∵<text:tab/></text:span><text:span text:style-name="Source_20_Text"><text:span text:style-name="T45">f : fn(c) → a<text:tab/><text:tab/>g : fn(c) → b</text:span></text:span></text:p>
      <text:p text:style-name="P64"/>
      <text:p text:style-name="P36">This is a commonly used technique in Path Semantics, which is HOOO.</text:p>
      <text:p text:style-name="P36"/>
      <text:p text:style-name="P36">Now, instead of HOOO <text:span text:style-name="T45">generating</text:span> lambdas only, <text:span text:style-name="T45">I refine the overloading on function pointers:</text:span></text:p>
      <text:p text:style-name="P36"/>
      <text:p text:style-name="P37"><text:span text:style-name="Source_20_Text"><text:span text:style-name="T43">∴</text:span></text:span><text:span text:style-name="Source_20_Text"><text:tab/>(f == g) <text:tab/>&lt;=&gt; <text:tab/></text:span><text:span text:style-name="Source_20_Text"><text:span text:style-name="T45">fn</text:span></text:span><text:span text:style-name="Source_20_Text">(</text:span><text:span text:style-name="Source_20_Text"><text:span text:style-name="T45">x</text:span></text:span><text:span text:style-name="Source_20_Text">) = (f(</text:span><text:span text:style-name="Source_20_Text"><text:span text:style-name="T45">x</text:span></text:span><text:span text:style-name="Source_20_Text">) == g(</text:span><text:span text:style-name="Source_20_Text"><text:span text:style-name="T45">x</text:span></text:span><text:span text:style-name="Source_20_Text">))</text:span></text:p>
      <text:p text:style-name="P37"><text:span text:style-name="Source_20_Text"/></text:p>
      <text:p text:style-name="P37"><text:span text:style-name="Source_20_Text"><text:span text:style-name="T43">∵<text:tab/></text:span></text:span><text:span text:style-name="Source_20_Text"><text:span text:style-name="T45">f : fn(c) → a<text:tab/><text:tab/>g : fn(c) → b</text:span></text:span></text:p>
      <text:p text:style-name="P37"><text:span text:style-name="Source_20_Text"/></text:p>
      <text:p text:style-name="P38">It works, because for every function pointer there is a lambda. The type refinement is backwards compatible with old use of HOOO.</text:p>
      <text:p text:style-name="P37"/>
      <text:p text:style-name="P38">However, there is a problem: `f(x) == g(x)` is not constructive. <text:span text:style-name="T48">In normal programming languages this would return a `bool`. What I want is a type level proposition. This is fixed by lifting the new refined overloading to types:</text:span></text:p>
      <text:p text:style-name="P38"/>
      <text:p text:style-name="P38"><text:tab/>(<text:span text:style-name="Source_20_Text"><text:span text:style-name="T43">a^</text:span></text:span><text:span text:style-name="Source_20_Text"><text:span text:style-name="T44">c</text:span></text:span><text:span text:style-name="Source_20_Text"><text:span text:style-name="T43"> == b^</text:span></text:span><text:span text:style-name="Source_20_Text"><text:span text:style-name="T44">c</text:span></text:span><text:span text:style-name="Source_20_Text">) == (a == b)^c</text:span></text:p>
      <text:p text:style-name="P38"/>
      <text:p text:style-name="P65">The expression `a^c == b^c` means that if I have `a^c` I can produce `b^c` and vice versa.</text:p>
      <text:p text:style-name="P65">If this is possible, then I can also produce a<text:span text:style-name="T59">n expression `(a == b)^c`.</text:span></text:p>
      <text:p text:style-name="P65"><text:span text:style-name="T64">This proves `(a^c == b^c) =&gt; (a == b)^c`.</text:span></text:p>
      <text:p text:style-name="P65"/>
      <text:p text:style-name="P65"><text:soft-page-break/><text:span text:style-name="T64">Likewise, if I have `</text:span><text:span text:style-name="T59">(a == b)^c</text:span><text:span text:style-name="T64">` and ` </text:span><text:span text:style-name="T43">a^</text:span><text:span text:style-name="T44">c</text:span><text:span text:style-name="T64">` I can produce `b^c`.</text:span></text:p>
      <text:p text:style-name="P65"><text:span text:style-name="T64">If I have `(a == b)^c` and `b^c` I can produce `a^c`.</text:span></text:p>
      <text:p text:style-name="P67">This proves `(a == b)^c =&gt; (a^c == b^c)`.</text:p>
      <text:p text:style-name="P67"/>
      <text:p text:style-name="P67">Now, it turns out that one can use the following:</text:p>
      <text:p text:style-name="P67"/>
      <text:p text:style-name="P69"><text:tab/>(<text:span text:style-name="Source_20_Text"><text:span text:style-name="T43">a^</text:span></text:span><text:span text:style-name="Source_20_Text"><text:span text:style-name="T44">c</text:span></text:span><text:span text:style-name="Source_20_Text"><text:span text:style-name="T43"> =&gt; b^</text:span></text:span><text:span text:style-name="Source_20_Text"><text:span text:style-name="T44">c</text:span></text:span><text:span text:style-name="Source_20_Text">) == (a =&gt; b)^c</text:span></text:p>
      <text:p text:style-name="P65"/>
      <text:p text:style-name="P68">and:</text:p>
      <text:p text:style-name="P68"/>
      <text:p text:style-name="P68"><text:tab/> <text:span text:style-name="Source_20_Text"><text:span text:style-name="T59">a^b =&gt; (a^b)^c</text:span></text:span></text:p>
      <text:p text:style-name="P67"/>
      <text:p text:style-name="P67">To prove:</text:p>
      <text:p text:style-name="P67"><text:tab/></text:p>
      <text:p text:style-name="P69"><text:tab/>(<text:span text:style-name="Source_20_Text"><text:span text:style-name="T43">a^</text:span></text:span><text:span text:style-name="Source_20_Text"><text:span text:style-name="T44">c</text:span></text:span><text:span text:style-name="Source_20_Text"><text:span text:style-name="T43"> == b^</text:span></text:span><text:span text:style-name="Source_20_Text"><text:span text:style-name="T44">c</text:span></text:span><text:span text:style-name="Source_20_Text">) == (a == b)^c</text:span></text:p>
      <text:p text:style-name="P65"/>
      <text:p text:style-name="P70">However, it is far from trivial how to do this. Let me show you how <text:span text:style-name="T67">complex it is</text:span>.</text:p>
      <text:p text:style-name="P70"/>
      <text:p text:style-name="P70">In Prop<text:span text:style-name="T3"><text:reference-ref text:reference-format="text" text:ref-name="prop">[1]</text:reference-ref></text:span>, the source code for this proof is the following:</text:p>
      <text:p text:style-name="P65"/>
      <text:p text:style-name="P65"><text:span text:style-name="Source_20_Text"><text:span text:style-name="T65"><text:tab/>/// `(a == b)^c =&gt; (a^c == b^c)`.</text:span></text:span></text:p>
      <text:p text:style-name="P65"><text:span text:style-name="Source_20_Text"><text:span text:style-name="T65"><text:tab/>pub fn hooo_eq&lt;A: Prop, B: Prop, C: Prop&gt;(</text:span></text:span></text:p>
      <text:p text:style-name="P65"><text:span text:style-name="Source_20_Text"><text:span text:style-name="T65"><text:tab/><text:tab/>x: Pow&lt;Eq&lt;A, B&gt;, C&gt;</text:span></text:span></text:p>
      <text:p text:style-name="P65"><text:span text:style-name="Source_20_Text"><text:span text:style-name="T65"><text:tab/>) -&gt; Eq&lt;Pow&lt;A, C&gt;, Pow&lt;B, C&gt;&gt; {</text:span></text:span></text:p>
      <text:p text:style-name="P65"><text:span text:style-name="Source_20_Text"><text:span text:style-name="T65"><text:s text:c="4"/><text:tab/><text:tab/>fn f&lt;A: Prop, B: Prop&gt;(x: Eq&lt;A, B&gt;) -&gt; Imply&lt;A, B&gt; {x.0}</text:span></text:span></text:p>
      <text:p text:style-name="P65"><text:span text:style-name="Source_20_Text"><text:span text:style-name="T65"><text:s text:c="3"/><text:tab/> <text:tab/>fn g&lt;A: Prop, B: Prop&gt;(x: Eq&lt;A, B&gt;) -&gt; Imply&lt;B, A&gt; {x.1}</text:span></text:span></text:p>
      <text:p text:style-name="P65"><text:span text:style-name="Source_20_Text"><text:span text:style-name="T65"><text:s text:c="4"/><text:tab/><text:tab/>let x1 = pow_transitivity(x.clone(), f);</text:span></text:span></text:p>
      <text:p text:style-name="P65"><text:span text:style-name="Source_20_Text"><text:span text:style-name="T65"><text:s text:c="4"/><text:tab/><text:tab/>let x2 = pow_transitivity(x, g);</text:span></text:span></text:p>
      <text:p text:style-name="P65"><text:span text:style-name="Source_20_Text"><text:span text:style-name="T65"><text:s text:c="4"/><text:tab/><text:tab/>(hooo_imply(x1), hooo_imply(x2))</text:span></text:span></text:p>
      <text:p text:style-name="P65"><text:span text:style-name="Source_20_Text"><text:span text:style-name="T65"><text:tab/>}</text:span></text:span></text:p>
      <text:p text:style-name="P65"><text:span text:style-name="Source_20_Text"><text:span text:style-name="T65"/></text:span></text:p>
      <text:p text:style-name="P65"><text:span text:style-name="Source_20_Text"><text:span text:style-name="T65"><text:tab/>/// `(a^c == b^c) =&gt; (a == b)^c`.</text:span></text:span></text:p>
      <text:p text:style-name="P65"><text:span text:style-name="Source_20_Text"><text:span text:style-name="T65"><text:tab/>pub fn hooo_rev_eq&lt;A: Prop, B: Prop, C: Prop&gt;(</text:span></text:span></text:p>
      <text:p text:style-name="P65"><text:span text:style-name="Source_20_Text"><text:span text:style-name="T65"><text:tab/><text:tab/>x: Eq&lt;Pow&lt;A, C&gt;, Pow&lt;B, C&gt;&gt;</text:span></text:span></text:p>
      <text:p text:style-name="P65"><text:span text:style-name="Source_20_Text"><text:span text:style-name="T65"><text:tab/>) -&gt; Pow&lt;Eq&lt;A, B&gt;, C&gt; {</text:span></text:span></text:p>
      <text:p text:style-name="P65"><text:span text:style-name="Source_20_Text"><text:span text:style-name="T65"><text:s text:c="4"/><text:tab/><text:tab/>let x1 = hooo_rev_imply(x.0);</text:span></text:span></text:p>
      <text:p text:style-name="P65"><text:span text:style-name="Source_20_Text"><text:span text:style-name="T65"><text:s text:c="4"/><text:tab/><text:tab/>let x2 = hooo_rev_imply(x.1);</text:span></text:span></text:p>
      <text:p text:style-name="P65"><text:span text:style-name="Source_20_Text"><text:span text:style-name="T65"><text:s text:c="4"/><text:tab/><text:tab/>hooo_rev_and((x1, x2))</text:span></text:span></text:p>
      <text:p text:style-name="P65"><text:span text:style-name="Source_20_Text"><text:span text:style-name="T65"><text:tab/>}</text:span></text:span></text:p>
      <text:p text:style-name="P65"><text:span text:style-name="Source_20_Text"><text:span text:style-name="T65"/></text:span></text:p>
      <text:p text:style-name="P65"><text:span text:style-name="Source_20_Text"><text:span text:style-name="T65"><text:tab/>/// `b^a ⋀ c^b =&gt; c^a`.</text:span></text:span></text:p>
      <text:p text:style-name="P65"><text:span text:style-name="Source_20_Text"><text:span text:style-name="T65"><text:tab/>pub fn pow_transitivity&lt;A: Prop, B: Prop, C: Prop&gt;(</text:span></text:span></text:p>
      <text:p text:style-name="P65"><text:span text:style-name="Source_20_Text"><text:span text:style-name="T65"><text:s text:c="4"/><text:tab/><text:tab/>ab: Pow&lt;B, A&gt;,</text:span></text:span></text:p>
      <text:p text:style-name="P65"><text:span text:style-name="Source_20_Text"><text:span text:style-name="T65"><text:s text:c="4"/><text:tab/><text:tab/>bc: Pow&lt;C, B&gt;,</text:span></text:span></text:p>
      <text:p text:style-name="P65"><text:span text:style-name="Source_20_Text"><text:span text:style-name="T65"><text:tab/>) -&gt; Pow&lt;C, A&gt; {</text:span></text:span></text:p>
      <text:p text:style-name="P66"><text:span text:style-name="Source_20_Text"><text:span text:style-name="T65"><text:s text:c="4"/><text:tab/><text:tab/>fn f&lt;A: Prop, B: Prop, C: Prop&gt;(</text:span></text:span></text:p>
      <text:p text:style-name="P66"><text:span text:style-name="Source_20_Text"><text:span text:style-name="T65"><text:tab/><text:tab/><text:tab/>a: A</text:span></text:span></text:p>
      <text:p text:style-name="P66"><text:span text:style-name="Source_20_Text"><text:span text:style-name="T65"><text:tab/><text:tab/>) -&gt; Imply&lt;And&lt;Pow&lt;B, A&gt;, Pow&lt;C, B&gt;&gt;, C&gt; {</text:span></text:span></text:p>
      <text:p text:style-name="P65"><text:span text:style-name="Source_20_Text"><text:span text:style-name="T65"><text:s text:c="8"/><text:tab/><text:tab/>Rc::new(move |(ab, bc)| bc(ab(a.clone())))</text:span></text:span></text:p>
      <text:p text:style-name="P65"><text:span text:style-name="Source_20_Text"><text:span text:style-name="T65"><text:s text:c="4"/><text:tab/><text:tab/>}</text:span></text:span></text:p>
      <text:p text:style-name="P65"><text:span text:style-name="Source_20_Text"><text:span text:style-name="T65"><text:s text:c="4"/><text:tab/><text:tab/>hooo_imply(f)(hooo_rev_and((pow_lift(ab), pow_lift(bc))))</text:span></text:span></text:p>
      <text:p text:style-name="P66"><text:span text:style-name="Source_20_Text"><text:span text:style-name="T65"><text:tab/>}</text:span></text:span></text:p>
      <text:p text:style-name="P66"><text:span text:style-name="Source_20_Text"><text:span text:style-name="T65"/></text:span></text:p>
      <text:p text:style-name="P66"><text:span text:style-name="Source_20_Text"><text:span text:style-name="T65"><text:tab/>/// `(a^c ⋀ b^c) =&gt; (a ⋀ b)^c`.</text:span></text:span></text:p>
      <text:p text:style-name="P65"><text:span text:style-name="Source_20_Text"><text:span text:style-name="T65"><text:tab/>pub fn hooo_rev_and&lt;A: Prop, B: Prop, C: Prop&gt;(</text:span></text:span></text:p>
      <text:p text:style-name="P65"><text:span text:style-name="Source_20_Text"><text:span text:style-name="T65"><text:s text:c="4"/><text:tab/><text:tab/>x: And&lt;Pow&lt;A, C&gt;, Pow&lt;B, C&gt;&gt;</text:span></text:span></text:p>
      <text:p text:style-name="P65"><text:span text:style-name="Source_20_Text"><text:span text:style-name="T65"><text:tab/>) -&gt; Pow&lt;And&lt;A, B&gt;, C&gt; {</text:span></text:span></text:p>
      <text:p text:style-name="P65"><text:span text:style-name="Source_20_Text"><text:span text:style-name="T65"><text:s text:c="4"/><text:tab/><text:tab/>let g = pow_to_imply(hooo_imply);</text:span></text:span></text:p>
      <text:p text:style-name="P65"><text:span text:style-name="Source_20_Text"><text:span text:style-name="T65"><text:s text:c="4"/><text:tab/><text:tab/>let f = pow_to_imply_lift(imply::and_map);</text:span></text:span></text:p>
      <text:p text:style-name="P65"><text:span text:style-name="Source_20_Text"><text:span text:style-name="T65"><text:s text:c="4"/><text:tab/><text:tab/>let f = imply::transitivity(hooo_imply(f), g);</text:span></text:span></text:p>
      <text:p text:style-name="P65"><text:span text:style-name="Source_20_Text"><text:span text:style-name="T65"><text:s text:c="4"/><text:tab/><text:tab/>f(x.0)(x.1)</text:span></text:span></text:p>
      <text:p text:style-name="P65"><text:span text:style-name="Source_20_Text"><text:span text:style-name="T65"><text:tab/>}</text:span></text:span></text:p>
      <text:p text:style-name="P65"><text:span text:style-name="Source_20_Text"><text:span text:style-name="T65"/></text:span></text:p>
      <text:p text:style-name="P71"><text:span text:style-name="Source_20_Text"><text:span text:style-name="T65"><text:tab/>/// `b^a =&gt; (a =&gt; b)`.</text:span></text:span></text:p>
      <text:p text:style-name="P71"><text:span text:style-name="Source_20_Text"><text:span text:style-name="T65"><text:tab/>pub fn pow_to_imply&lt;A: Prop, B: Prop&gt;(pow_ba: Pow&lt;B, A&gt;) -&gt; Imply&lt;A, B&gt; {</text:span></text:span></text:p>
      <text:p text:style-name="P71"><text:span text:style-name="Source_20_Text"><text:span text:style-name="T65"><text:s text:c="4"/><text:tab/><text:tab/>Rc::new(move |a| pow_ba(a))</text:span></text:span></text:p>
      <text:p text:style-name="P71"><text:span text:style-name="Source_20_Text"><text:span text:style-name="T65"><text:tab/>}</text:span></text:span></text:p>
      <text:p text:style-name="P71"><text:span text:style-name="Source_20_Text"><text:span text:style-name="T65"/></text:span></text:p>
      <text:p text:style-name="P73"><text:span text:style-name="Source_20_Text"><text:span text:style-name="T65"><text:tab/></text:span></text:span></text:p>
      <text:p text:style-name="P73"><text:soft-page-break/><text:span text:style-name="Source_20_Text"><text:span text:style-name="T65"><text:tab/>/// `b^a <text:s/>=&gt; <text:s/>(a =&gt; b)^c`.</text:span></text:span></text:p>
      <text:p text:style-name="P72"><text:span text:style-name="Source_20_Text"><text:span text:style-name="T65"><text:tab/>pub fn pow_to_imply_lift&lt;A: Prop, B: Prop, C: Prop&gt;(</text:span></text:span></text:p>
      <text:p text:style-name="P72"><text:span text:style-name="Source_20_Text"><text:span text:style-name="T65"><text:tab/><text:tab/>pow_ba: Pow&lt;B, A&gt;</text:span></text:span></text:p>
      <text:p text:style-name="P72"><text:span text:style-name="Source_20_Text"><text:span text:style-name="T65"><text:tab/>) -&gt; Pow&lt;Imply&lt;A, B&gt;, C&gt; {</text:span></text:span></text:p>
      <text:p text:style-name="P72"><text:span text:style-name="Source_20_Text"><text:span text:style-name="T65"><text:s text:c="4"/><text:tab/><text:tab/>fn f&lt;A: Prop, B: Prop, C: Prop&gt;(</text:span></text:span></text:p>
      <text:p text:style-name="P72"><text:span text:style-name="Source_20_Text"><text:span text:style-name="T65"><text:tab/><text:tab/><text:tab/>_: C</text:span></text:span></text:p>
      <text:p text:style-name="P72"><text:span text:style-name="Source_20_Text"><text:span text:style-name="T65"><text:tab/><text:tab/>) -&gt; Imply&lt;Tauto&lt;Imply&lt;A, B&gt;&gt;, Imply&lt;A, B&gt;&gt; {</text:span></text:span></text:p>
      <text:p text:style-name="P71"><text:span text:style-name="Source_20_Text"><text:span text:style-name="T65"><text:s text:c="8"/><text:tab/><text:tab/>Rc::new(move |x| x(True))</text:span></text:span></text:p>
      <text:p text:style-name="P71"><text:span text:style-name="Source_20_Text"><text:span text:style-name="T65"><text:s text:c="4"/><text:tab/><text:tab/>}</text:span></text:span></text:p>
      <text:p text:style-name="P71"><text:span text:style-name="Source_20_Text"><text:span text:style-name="T65"><text:s text:c="4"/><text:tab/><text:tab/>hooo_imply(f)(pow_lift(pow_to_tauto_imply(pow_ba)))</text:span></text:span></text:p>
      <text:p text:style-name="P71"><text:span text:style-name="Source_20_Text"><text:span text:style-name="T65"><text:tab/>}</text:span></text:span></text:p>
      <text:p text:style-name="P71"><text:span text:style-name="Source_20_Text"><text:span text:style-name="T65"/></text:span></text:p>
      <text:p text:style-name="P71"><text:span text:style-name="Source_20_Text"><text:span text:style-name="T65"><text:tab/>/// `b^a =&gt; (a =&gt; b)^true`.</text:span></text:span></text:p>
      <text:p text:style-name="P71"><text:span text:style-name="Source_20_Text"><text:span text:style-name="T65"><text:tab/>pub fn pow_to_tauto_imply&lt;A: Prop, B: Prop&gt;(</text:span></text:span></text:p>
      <text:p text:style-name="P71"><text:span text:style-name="Source_20_Text"><text:span text:style-name="T65"><text:s text:c="4"/><text:tab/><text:tab/>x: Pow&lt;B, A&gt;</text:span></text:span></text:p>
      <text:p text:style-name="P71"><text:span text:style-name="Source_20_Text"><text:span text:style-name="T65"><text:tab/>) -&gt; Tauto&lt;Imply&lt;A, B&gt;&gt; {</text:span></text:span></text:p>
      <text:p text:style-name="P71"><text:span text:style-name="Source_20_Text"><text:span text:style-name="T65"><text:s text:c="4"/><text:tab/><text:tab/>fn f&lt;A: Prop, B: Prop&gt;(_: True) -&gt; Imply&lt;Pow&lt;B, A&gt;, Imply&lt;A, B&gt;&gt; {</text:span></text:span></text:p>
      <text:p text:style-name="P71"><text:span text:style-name="Source_20_Text"><text:span text:style-name="T65"><text:s text:c="8"/><text:tab/><text:tab/>Rc::new(|pow_ba| Rc::new(move |a| pow_ba(a)))</text:span></text:span></text:p>
      <text:p text:style-name="P71"><text:span text:style-name="Source_20_Text"><text:span text:style-name="T65"><text:s text:c="4"/><text:tab/><text:tab/>}</text:span></text:span></text:p>
      <text:p text:style-name="P71"><text:span text:style-name="Source_20_Text"><text:span text:style-name="T65"><text:s text:c="4"/><text:tab/><text:tab/>let f: Imply&lt;Pow&lt;Pow&lt;B, A&gt;, True&gt;, Tauto&lt;Imply&lt;A, B&gt;&gt;&gt; = hooo_imply(f);</text:span></text:span></text:p>
      <text:p text:style-name="P71"><text:span text:style-name="Source_20_Text"><text:span text:style-name="T65"><text:s text:c="4"/><text:tab/><text:tab/>f(pow_lift(x))</text:span></text:span></text:p>
      <text:p text:style-name="P71"><text:span text:style-name="Source_20_Text"><text:span text:style-name="T65"><text:tab/>}</text:span></text:span></text:p>
      <text:p text:style-name="P71"/>
      <text:p text:style-name="P70">The axioms:</text:p>
      <text:p text:style-name="P71"/>
      <text:p text:style-name="P71"><text:span text:style-name="Source_20_Text"><text:span text:style-name="T65"><text:tab/>/// `a^b =&gt; (a^b)^c`.</text:span></text:span></text:p>
      <text:p text:style-name="P72"><text:span text:style-name="Source_20_Text"><text:span text:style-name="T65"><text:tab/>pub fn pow_lift&lt;A: Prop, B: Prop, C: Prop&gt;(</text:span></text:span></text:p>
      <text:p text:style-name="P72"><text:span text:style-name="Source_20_Text"><text:span text:style-name="T65"><text:tab/><text:tab/>_: Pow&lt;A, B&gt;</text:span></text:span></text:p>
      <text:p text:style-name="P72"><text:span text:style-name="Source_20_Text"><text:span text:style-name="T65"><text:tab/>) -&gt; Pow&lt;Pow&lt;A, B&gt;, C&gt; {</text:span></text:span></text:p>
      <text:p text:style-name="P71"><text:span text:style-name="Source_20_Text"><text:span text:style-name="T65"><text:s text:c="4"/><text:tab/><text:tab/>unimplemented!()</text:span></text:span></text:p>
      <text:p text:style-name="P71"><text:span text:style-name="Source_20_Text"><text:span text:style-name="T65"><text:tab/>}</text:span></text:span></text:p>
      <text:p text:style-name="P71"><text:span text:style-name="Source_20_Text"><text:span text:style-name="T65"/></text:span></text:p>
      <text:p text:style-name="P71"><text:span text:style-name="Source_20_Text"><text:span text:style-name="T65"><text:tab/>/// `(a =&gt; b)^c =&gt; (a^c =&gt; b^c)`.</text:span></text:span></text:p>
      <text:p text:style-name="P71"><text:span text:style-name="Source_20_Text"><text:span text:style-name="T65"><text:tab/>pub fn hooo_imply&lt;A: Prop, B: Prop, C: Prop&gt;(</text:span></text:span></text:p>
      <text:p text:style-name="P71"><text:span text:style-name="Source_20_Text"><text:span text:style-name="T65"><text:s text:c="4"/><text:tab/><text:tab/>x: Pow&lt;Imply&lt;A, B&gt;, C&gt;</text:span></text:span></text:p>
      <text:p text:style-name="P73"><text:span text:style-name="Source_20_Text"><text:span text:style-name="T65"><text:tab/>) -&gt; Imply&lt;Pow&lt;A, C&gt;, Pow&lt;B, C&gt;&gt; {</text:span></text:span></text:p>
      <text:p text:style-name="P73"><text:span text:style-name="Source_20_Text"><text:span text:style-name="T65"><text:tab/><text:tab/></text:span></text:span><text:span text:style-name="Source_20_Text"><text:span text:style-name="T66">unimplemented!()</text:span></text:span></text:p>
      <text:p text:style-name="P73"><text:span text:style-name="Source_20_Text"><text:span text:style-name="T65"><text:tab/>}</text:span></text:span></text:p>
      <text:p text:style-name="P71"><text:span text:style-name="Source_20_Text"><text:span text:style-name="T65"/></text:span></text:p>
      <text:p text:style-name="P71"><text:span text:style-name="Source_20_Text"><text:span text:style-name="T65"><text:tab/>/// `(a^c =&gt; b^c) =&gt; (a =&gt; b)^c`.</text:span></text:span></text:p>
      <text:p text:style-name="P71"><text:span text:style-name="Source_20_Text"><text:span text:style-name="T65"><text:tab/>pub fn hooo_rev_imply&lt;A: Prop, B: Prop, C: Prop&gt;(</text:span></text:span></text:p>
      <text:p text:style-name="P71"><text:span text:style-name="Source_20_Text"><text:span text:style-name="T65"><text:s text:c="4"/><text:tab/><text:tab/>x: Imply&lt;Pow&lt;A, C&gt;, Pow&lt;B, C&gt;&gt;</text:span></text:span></text:p>
      <text:p text:style-name="P73"><text:span text:style-name="Source_20_Text"><text:span text:style-name="T65"><text:tab/>) -&gt; Pow&lt;Imply&lt;A, B&gt;, C&gt; {</text:span></text:span></text:p>
      <text:p text:style-name="P73"><text:span text:style-name="Source_20_Text"><text:span text:style-name="T65"><text:tab/><text:tab/></text:span></text:span><text:span text:style-name="Source_20_Text"><text:span text:style-name="T66">unimplemented!()</text:span></text:span></text:p>
      <text:p text:style-name="P73"><text:span text:style-name="Source_20_Text"><text:span text:style-name="T65"><text:tab/>}</text:span></text:span></text:p>
      <text:p text:style-name="P71"/>
      <text:p text:style-name="P74">The expression `unimplemented!()` makes the code pass the type checker in Rust.</text:p>
      <text:p text:style-name="P74">This is the analogue of introducing an axiom.</text:p>
      <text:p text:style-name="P74"/>
      <text:h text:style-name="Heading_20_3" text:outline-level="3">Summary</text:h>
      <text:p text:style-name="P81">HOOO Exponential Propositions allows …:</text:p>
      <text:p text:style-name="P81"/>
      <text:list xml:id="list3190727475" text:style-name="L1">
        <text:list-item>
          <text:p text:style-name="P82">… distinguishing function pointers from lambda expression</text:p>
        </text:list-item>
        <text:list-item>
          <text:p text:style-name="P82">… correct substitution in the path semantical qubit `~` operator</text:p>
        </text:list-item>
        <text:list-item>
          <text:p text:style-name="P82">… non-trivial theorem proving</text:p>
        </text:list-item>
      </text:list>
      <text:p text:style-name="P81"/>
      <text:h text:style-name="Heading_20_3" text:outline-level="3">Future work</text:h>
      <text:p text:style-name="P84">Provability proofs similar to HOOO Exponential Propositions can also be achieved by using a Modal Logic.</text:p>
      <text:p text:style-name="P84"/>
      <text:p text:style-name="P84">Currently, the exact relationship between HOOO Exponential Propositions and Modal Logic is unknown.</text:p>
      <text:p text:style-name="P84"/>
      <text:p text:style-name="P84">For example, which version of Modal Logic? Is there a Modal Logic that covers HOOO EP?</text:p>
      <text:h text:style-name="P49" text:outline-level="3">References:</text:h>
      <text:p text:style-name="P78"/>
      <text:p text:style-name="P78"><text:reference-mark-start text:name="prop"/>[1]<text:reference-mark-end text:name="prop"/><text:tab/>“Prop”</text:p>
      <text:p text:style-name="P78"><text:tab/>AdvancedResearch – Propositional logic with types in Rust</text:p>
      <text:p text:style-name="P78"><text:tab/><text:a xlink:type="simple" xlink:href="https://github.com/advancedresearch/prop" text:style-name="Internet_20_link" text:visited-style-name="Visited_20_Internet_20_Link"><text:span text:style-name="T1">https://github.com/advancedresearch/prop</text:span></text:a></text:p>
      <text:p text:style-name="P63"/>
      <text:p text:style-name="P76"><text:reference-mark-start text:name="modal logic"/>[<text:span text:style-name="T68">2</text:span>]<text:reference-mark-end text:name="modal logic"/><text:tab/>“Modal logic”</text:p>
      <text:p text:style-name="P76"><text:tab/>Wikipedia</text:p>
      <text:p text:style-name="P76"><text:tab/><text:a xlink:type="simple" xlink:href="https://en.wikipedia.org/wiki/Modal_logic" text:style-name="Internet_20_link" text:visited-style-name="Visited_20_Internet_20_Link"><text:span text:style-name="T1">https://en.wikipedia.org/wiki/Modal_logic</text:span></text:a></text:p>
      <text:p text:style-name="P80"/>
      <text:p text:style-name="P61"><text:reference-mark-start text:name="sequent"/>[<text:span text:style-name="T68">3</text:span>]<text:reference-mark-end text:name="sequent"/><text:tab/>“Sequent”</text:p>
      <text:p text:style-name="P61"><text:tab/>Wikipedia</text:p>
      <text:p text:style-name="P61"><text:tab/><text:a xlink:type="simple" xlink:href="https://en.wikipedia.org/wiki/Sequent" text:style-name="Internet_20_link" text:visited-style-name="Visited_20_Internet_20_Link"><text:span text:style-name="T1">https://en.wikipedia.org/wiki/Sequent</text:span></text:a></text:p>
      <text:p text:style-name="P61"/>
      <text:p text:style-name="P79"><text:span text:style-name="T31"><text:tab/></text:span><text:span text:style-name="T35">Paper: </text:span>G. Gentzen, "Untersuchungen über das logische Schliessen" <text:span text:style-name="T36">Math. Z.</text:span> , <text:span text:style-name="T37">39</text:span> (1935) <text:tab/>English translation: The collected papers of Gerhard Gentzen,<text:line-break/><text:tab/>North-Holland, 1969; edited by M.E. Szabo</text:p>
      <text:p text:style-name="P53"/>
      <text:p text:style-name="P1"><text:reference-mark-start text:name="hooo"/>[<text:span text:style-name="T68">4</text:span>]<text:reference-mark-end text:name="hooo"/><text:tab/>“Higher Order Operator Overloading”</text:p>
      <text:p text:style-name="P1"><text:tab/>Sven Nilsen, 2018</text:p>
      <text:p text:style-name="P1"><text:tab/><text:a xlink:type="simple" xlink:href="https://github.com/advancedresearch/path_semantics/blob/master/papers-wip/higher-order-operator-overloading.pdf" text:style-name="Internet_20_link" text:visited-style-name="Visited_20_Internet_20_Link"><text:span text:style-name="T2">https://github.com/advancedresearch/path_semantics/blob/master/papers-wip/higher-order-operator-overloading.pdf</text:span></text:a></text:p>
      <text:p text:style-name="P1"/>
      <text:p text:style-name="P11"><text:reference-mark-start text:name="hooo reading sequence"/>[<text:span text:style-name="T68">5</text:span>]<text:reference-mark-end text:name="hooo reading sequence"/><text:tab/>“Higher Order Operator Overloading – Reading sequence”</text:p>
      <text:p text:style-name="P11"><text:tab/>AdvancedResearch – Path Semantics</text:p>
      <text:p text:style-name="P11"><text:tab/><text:a xlink:type="simple" xlink:href="https://github.com/advancedresearch/path_semantics/blob/master/sequences.md#higher-order-operator-overloading" text:style-name="Internet_20_link" text:visited-style-name="Visited_20_Internet_20_Link"><text:span text:style-name="T2">https://github.com/advancedresearch/path_semantics/blob/master/sequences.md#higher-order-operator-overloading</text:span></text:a></text:p>
      <text:p text:style-name="P11"/>
      <text:p text:style-name="P14"><text:reference-mark-start text:name="curry-howard correspondence"/>[<text:span text:style-name="T68">6</text:span>]<text:reference-mark-end text:name="curry-howard correspondence"/><text:tab/>“Curry-Howard correspondence”</text:p>
      <text:p text:style-name="P14"><text:tab/>Wikipedia</text:p>
      <text:p text:style-name="P14"><text:tab/><text:a xlink:type="simple" xlink:href="https://en.wikipedia.org/wiki/Curry–Howard_correspondence" text:style-name="Internet_20_link" text:visited-style-name="Visited_20_Internet_20_Link"><text:span text:style-name="T1">https://en.wikipedia.org/wiki/Curry%E2%80%93Howard_correspondence</text:span></text:a></text:p>
      <text:p text:style-name="P14"/>
      <text:p text:style-name="P14"><text:reference-mark-start text:name="ipl"/>[<text:span text:style-name="T68">7</text:span>]<text:reference-mark-end text:name="ipl"/><text:tab/>“Intuitionistic logic”</text:p>
      <text:p text:style-name="P14"><text:tab/>Wikipedia</text:p>
      <text:p text:style-name="P14"><text:tab/><text:a xlink:type="simple" xlink:href="https://en.wikipedia.org/wiki/Intuitionistic_logic" text:style-name="Internet_20_link" text:visited-style-name="Visited_20_Internet_20_Link"><text:span text:style-name="T1">https://en.wikipedia.org/wiki/Intuitionistic_logic</text:span></text:a></text:p>
      <text:p text:style-name="P14"/>
      <text:p text:style-name="P15"><text:reference-mark-start text:name="exponential object"/>[<text:span text:style-name="T68">8</text:span>]<text:reference-mark-end text:name="exponential object"/><text:tab/>“exponential object”</text:p>
      <text:p text:style-name="P15"><text:tab/>nLab</text:p>
      <text:p text:style-name="P15"><text:tab/><text:a xlink:type="simple" xlink:href="https://ncatlab.org/nlab/show/exponential%20object" text:style-name="Internet_20_link" text:visited-style-name="Visited_20_Internet_20_Link"><text:span text:style-name="T1">https://ncatlab.org/nlab/show/exponential%20object</text:span></text:a></text:p>
      <text:p text:style-name="P15"/>
      <text:p text:style-name="P18"><text:reference-mark-start text:name="path semantics"/>[<text:span text:style-name="T68">9</text:span>]<text:reference-mark-end text:name="path semantics"/><text:tab/>“Path Semantics”</text:p>
      <text:p text:style-name="P18"><text:tab/>Sven Nilsen, 2016-2021</text:p>
      <text:p text:style-name="P18"><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18"/>
      <text:p text:style-name="P18"><text:reference-mark-start text:name="path semantical qubit"/>[<text:span text:style-name="T68">10</text:span>]<text:reference-mark-end text:name="path semantical qubit"/><text:tab/>“Path Semantical Qubit”</text:p>
      <text:p text:style-name="P18"><text:tab/>Sven Nilsen, 2022</text:p>
      <text:p text:style-name="P18"><text:tab/><text:a xlink:type="simple" xlink:href="https://github.com/advancedresearch/path_semantics/blob/master/papers-wip2/path-semantical-qubit.pdf" text:style-name="Internet_20_link" text:visited-style-name="Visited_20_Internet_20_Link"><text:span text:style-name="T1">https://github.com/advancedresearch/path_semantics/blob/master/papers-wip2/path-semantical-qubit.pdf</text:span></text:a></text:p>
      <text:p text:style-name="P18"/>
      <text:p text:style-name="P21"><text:reference-mark-start text:name="pseudorandomness"/>[<text:span text:style-name="T68">11</text:span>]<text:reference-mark-end text:name="pseudorandomness"/><text:tab/>“Pseudorandomness”</text:p>
      <text:p text:style-name="P21"><text:tab/>Wikipedia</text:p>
      <text:p text:style-name="P21"><text:tab/><text:a xlink:type="simple" xlink:href="https://en.wikipedia.org/wiki/Pseudorandomness" text:style-name="Internet_20_link" text:visited-style-name="Visited_20_Internet_20_Link"><text:span text:style-name="T1">https://en.wikipedia.org/wiki/Pseudorandomness</text:span></text:a></text:p>
      <text:p text:style-name="P26"/>
      <text:p text:style-name="P59"/>
      <text:p text:style-name="P31"><text:reference-mark-start text:name="natural deduction"/>[1<text:span text:style-name="T68">2</text:span>]<text:reference-mark-end text:name="natural deduction"/><text:tab/>“Natural deduction”</text:p>
      <text:p text:style-name="P31"><text:tab/>Wikipedia</text:p>
      <text:p text:style-name="P31"><text:tab/><text:a xlink:type="simple" xlink:href="https://en.wikipedia.org/wiki/Natural_deduction" text:style-name="Internet_20_link" text:visited-style-name="Visited_20_Internet_20_Link"><text:span text:style-name="T1">https://en.wikipedia.org/wiki/Natural_deduction</text:span></text:a></text:p>
      <text:p text:style-name="P31"/>
      <text:p text:style-name="P32"><text:span text:style-name="T34"><text:tab/></text:span><text:span text:style-name="T35">Paper: </text:span>G. Gentzen, "Untersuchungen über das logische Schliessen" <text:span text:style-name="T36">Math. Z.</text:span> , <text:span text:style-name="T37">39</text:span> (1934)</text:p>
      <text:p text:style-name="P32"/>
      <text:p text:style-name="P33"><text:reference-mark-start text:name="dyon"/>[1<text:span text:style-name="T68">3</text:span>]<text:reference-mark-end text:name="dyon"/><text:tab/>“Dyon”</text:p>
      <text:p text:style-name="P33"><text:tab/>PistonDevelopers</text:p>
      <text:p text:style-name="P33"><text:tab/><text:a xlink:type="simple" xlink:href="https://github.com/pistondevelopers/dyon" text:style-name="Internet_20_link" text:visited-style-name="Visited_20_Internet_20_Link"><text:span text:style-name="T1">https://github.com/pistondevelopers/dyon</text:span></text:a></text:p>
      <text:p text:style-name="P33"/>
      <text:p text:style-name="P34"><text:reference-mark-start text:name="halting problem"/>[1<text:span text:style-name="T68">4</text:span>]<text:reference-mark-end text:name="halting problem"/><text:tab/>“Halting problem”</text:p>
      <text:p text:style-name="P34"><text:tab/>Wikipedia</text:p>
      <text:p text:style-name="P34"><text:tab/><text:a xlink:type="simple" xlink:href="https://en.wikipedia.org/wiki/Halting_problem" text:style-name="Internet_20_link" text:visited-style-name="Visited_20_Internet_20_Link"><text:span text:style-name="T1">https://en.wikipedia.org/wiki/Halting_problem</text:span></text:a></text:p>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05T01:25:50.144593856</meta:creation-date>
    <meta:editing-duration>P4DT13H39M22S</meta:editing-duration>
    <meta:editing-cycles>3</meta:editing-cycles>
    <meta:generator>LibreOffice/7.2.2.2$MacOSX_X86_64 LibreOffice_project/02b2acce88a210515b4a5bb2e46cbfb63fe97d56</meta:generator>
    <dc:date>2022-11-17T23:46:17.943727682</dc:date>
    <meta:document-statistic meta:table-count="0" meta:image-count="0" meta:object-count="0" meta:page-count="8" meta:paragraph-count="230" meta:word-count="2379" meta:character-count="14847" meta:non-whitespace-character-count="12326"/>
  </office:meta>
</office:document-meta>
</file>